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Worse looking over</text:h>
      <text:p text:style-name="Text_20_body">The radio is screaming the man<text:line-break/>on the radio will not be quiet he is<text:line-break/>pushed far into the background<text:line-break/>while some NPR talkers murmur over<text:line-break/>his screaming he lost something<text:line-break/>very important. He says it over<text:line-break/>and over but they do not listen<text:line-break/>they think of their children at home<text:line-break/>lying in bed dreaming sweet<text:line-break/>childhood one of them is staying over<text:line-break/>at a friend's house they are staying<text:line-break/>up late they never want it to be over<text:line-break/>not like the man. His life on the radio<text:line-break/>will be the only one he ever has<text:line-break/>his life it is wasted he's being spoken over<text:line-break/>such pain is in his voice. I wish you<text:line-break/>could hear it. It's something never over.<text:line-break/>Suffering everywhere always and over it<text:line-break/>the same serene murmur of the comfortable<text:line-break/>distracted or worse looking over<text:line-break/>the shoulder and quietly looking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se looking over</dc:title>
  </office:meta>
</office:document-meta>
</file>